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3" style:family="paragraph" style:parent-style-name="Title" style:master-page-name="Standard">
      <style:paragraph-properties style:page-number="1"/>
    </style:style>
    <style:style style:name="P4" style:family="paragraph">
      <loext:graphic-properties draw:fill="none"/>
      <style:paragraph-properties fo:text-align="start"/>
    </style:style>
    <style:style style:name="P5" style:family="paragraph">
      <style:paragraph-properties fo:margin-top="0in" fo:margin-bottom="0in" fo:line-height="100%" fo:text-align="center"/>
    </style:style>
    <style:style style:name="P6" style:family="paragraph">
      <loext:graphic-properties draw:fill="solid" draw:fill-color="#4f81bd"/>
      <style:paragraph-properties fo:margin-top="0in" fo:margin-bottom="0in" fo:line-height="100%" fo:text-align="center"/>
    </style:style>
    <style:style style:name="P7" style:family="paragraph">
      <loext:graphic-properties draw:fill="solid" draw:fill-color="#eeeeee"/>
      <style:paragraph-properties fo:text-align="start"/>
    </style:style>
    <style:style style:name="P8" style:family="paragraph">
      <loext:graphic-properties draw:fill="none"/>
      <style:paragraph-properties fo:margin-top="0in" fo:margin-bottom="0in" fo:line-height="100%"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1pt" fo:letter-spacing="normal" fo:font-style="italic" style:text-underline-style="none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in" draw:fill="none" draw:textarea-vertical-align="middle" draw:auto-grow-height="false" draw:fit-to-size="false" style:shrink-to-fit="false" fo:min-height="2.361in" fo:min-width="4.3173in" fo:padding-top="0.1in" fo:padding-bottom="0.1in" fo:padding-left="0.1in" fo:padding-right="0.1in" fo:wrap-option="wrap" style:run-through="foreground"/>
    </style:style>
    <style:style style:name="gr4" style:family="graphic">
      <style:graphic-properties draw:stroke="solid" svg:stroke-width="0.0102in" svg:stroke-color="#595959" draw:stroke-linejoin="round" draw:fill="solid" draw:fill-color="#4f81bd" draw:textarea-vertical-align="middle" draw:auto-grow-height="false" draw:fit-to-size="false" style:shrink-to-fit="false" fo:min-height="0.7071in" fo:min-width="1.498in" fo:padding-top="0.1in" fo:padding-bottom="0.1in" fo:padding-left="0.1in" fo:padding-right="0.1in" fo:wrap-option="wrap" style:run-through="foreground"/>
    </style:style>
    <style:style style:name="gr5" style:family="graphic">
      <style:graphic-properties draw:stroke="solid" svg:stroke-width="0.0102in" svg:stroke-color="#595959" draw:stroke-linejoin="round" draw:fill="solid" draw:fill-color="#eeeeee" draw:textarea-vertical-align="middle" draw:auto-grow-height="false" draw:fit-to-size="false" style:shrink-to-fit="false" fo:min-height="0in" fo:min-width="0in" fo:padding-top="0.1in" fo:padding-bottom="0.1in" fo:padding-left="0.1in" fo:padding-right="0.1in" fo:wrap-option="wrap" style:run-through="foreground"/>
    </style:style>
    <style:style style:name="gr6" style:family="graphic">
      <style:graphic-properties draw:stroke="solid" svg:stroke-width="0.0102in" svg:stroke-color="#595959" draw:stroke-linejoin="round" draw:fill="none" draw:textarea-vertical-align="middle" draw:auto-grow-height="false" draw:fit-to-size="false" style:shrink-to-fit="false" fo:min-height="0.0236in" fo:min-width="0in" fo:padding-top="0.1in" fo:padding-bottom="0.1in" fo:padding-left="0.1in" fo:padding-right="0.1in" fo:wrap-option="wrap" style:run-through="foreground"/>
    </style:style>
    <style:style style:name="gr7" style:family="graphic">
      <style:graphic-properties draw:stroke="solid" svg:stroke-width="0.0102in" svg:stroke-color="#595959" draw:stroke-linejoin="round" draw:fill="none" draw:textarea-vertical-align="middle" draw:auto-grow-height="false" draw:fit-to-size="false" style:shrink-to-fit="false" fo:min-height="0in" fo:min-width="0.1091in" fo:padding-top="0.1in" fo:padding-bottom="0.1in" fo:padding-left="0.1in" fo:padding-right="0.1in" fo:wrap-option="wrap" style:run-through="foreground"/>
    </style:style>
    <style:style style:name="gr8" style:family="graphic">
      <style:graphic-properties draw:stroke="solid" svg:stroke-width="0.0102in" svg:stroke-color="#595959" draw:stroke-linejoin="round" draw:fill="none" draw:textarea-vertical-align="middle" draw:auto-grow-height="false" draw:fit-to-size="false" style:shrink-to-fit="false" fo:min-height="0.0071in" fo:min-width="0in" fo:padding-top="0.1in" fo:padding-bottom="0.1in" fo:padding-left="0.1in" fo:padding-right="0.1in" fo:wrap-option="wrap" style:run-through="foreground"/>
    </style:style>
    <style:style style:name="gr9" style:family="graphic">
      <style:graphic-properties draw:stroke="none" svg:stroke-width="0in" draw:fill="none" draw:textarea-vertical-align="top" draw:auto-grow-height="false" draw:fit-to-size="false" style:shrink-to-fit="false" fo:min-height="0.1764in" fo:min-width="1.161in" fo:padding-top="0.1in" fo:padding-bottom="0.1in" fo:padding-left="0.1in" fo:padding-right="0.1in" fo:wrap-option="wrap" style:run-through="foreground"/>
    </style:style>
    <style:style style:name="gr10" style:family="graphic">
      <style:graphic-properties draw:stroke="solid" svg:stroke-width="0.0102in" svg:stroke-color="#595959" draw:stroke-linejoin="round" draw:fill="none" draw:textarea-vertical-align="middle" draw:auto-grow-height="false" draw:fit-to-size="false" style:shrink-to-fit="false" fo:min-height="0in" fo:min-width="0.1083in" fo:padding-top="0.1in" fo:padding-bottom="0.1in" fo:padding-left="0.1in" fo:padding-right="0.1in" fo:wrap-option="wrap" style:run-through="foreground"/>
    </style:style>
    <style:style style:name="gr11" style:family="graphic">
      <style:graphic-properties draw:stroke="none" svg:stroke-width="0in" draw:fill="none" draw:textarea-vertical-align="top" draw:auto-grow-height="false" draw:fit-to-size="false" style:shrink-to-fit="false" fo:min-height="0.1764in" fo:min-width="1.1602in" fo:padding-top="0.1in" fo:padding-bottom="0.1in" fo:padding-left="0.1in" fo:padding-right="0.1in" fo:wrap-option="wrap" style:run-through="foreground"/>
    </style:style>
    <style:style style:name="gr12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in" fo:min-width="0.8701in" fo:padding-top="0.1in" fo:padding-bottom="0.1in" fo:padding-left="0.1in" fo:padding-right="0.1in" fo:wrap-option="wrap" style:run-through="foreground"/>
    </style:style>
    <style:style style:name="gr13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6126in" fo:min-width="0.4173in" fo:padding-top="0.1in" fo:padding-bottom="0.1in" fo:padding-left="0.1in" fo:padding-right="0.1in" fo:wrap-option="wrap" style:run-through="foreground"/>
    </style:style>
    <style:style style:name="gr14" style:family="graphic">
      <style:graphic-properties draw:stroke="solid" svg:stroke-width="0.0102in" svg:stroke-color="#000000" draw:stroke-linejoin="round" draw:fill="none" draw:textarea-vertical-align="middle" draw:auto-grow-height="false" draw:fit-to-size="false" style:shrink-to-fit="false" fo:min-height="0.6909in" fo:min-width="0.4217in" fo:padding-top="0.1in" fo:padding-bottom="0.1in" fo:padding-left="0.1in" fo:padding-right="0.1in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Fronteira Sistêmica</text:p>
      <text:p text:style-name="Standard"/>
      <text:p text:style-name="P1"><draw:g text:anchor-type="as-char" draw:z-index="0" draw:style-name="gr1"><draw:g draw:style-name="gr2"><draw:custom-shape draw:name="Shape 3" draw:style-name="gr3" draw:text-style-name="P4" svg:width="4.5169in" svg:height="2.5606in" svg:x="0in" svg:y="0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4" draw:style-name="gr4" draw:text-style-name="P6" svg:width="1.8185in" svg:height="1.0268in" svg:x="1.9764in" svg:y="1.5339in"><text:p text:style-name="P5"><text:span text:style-name="T1">TPZ System</text:span></text:p><draw:enhanced-geometry draw:mirror-horizontal="false" draw:mirror-vertical="false" draw:text-areas="0 ?f2 ?f6 ?f9" svg:viewBox="0 0 0 0" draw:type="ooxml-cube" draw:modifiers="11764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<draw:equation draw:name="f0" draw:formula="if(0-$0 ,0,if(100000-$0 ,$0 ,100000))"/><draw:equation draw:name="f1" draw:formula="min(logwidth,logheight)"/><draw:equation draw:name="f2" draw:formula="?f1 *?f0 /100000"/><draw:equation draw:name="f3" draw:formula="logheight+0-?f2 "/><draw:equation draw:name="f4" draw:formula="?f3 *1/2"/><draw:equation draw:name="f5" draw:formula="(?f2 +logheight)/2"/><draw:equation draw:name="f6" draw:formula="logwidth+0-?f2 "/><draw:equation draw:name="f7" draw:formula="?f6 *1/2"/><draw:equation draw:name="f8" draw:formula="(?f2 +logwidth)/2"/><draw:equation draw:name="f9" draw:formula="logheight"/><draw:equation draw:name="f10" draw:formula="logwidth"/><draw:handle draw:handle-position="0 ?f2" draw:handle-range-y-maximum="100000" draw:handle-range-y-minimum="0"/></draw:enhanced-geometry></draw:custom-shape><draw:g draw:style-name="gr2"><draw:g draw:style-name="gr2"><draw:custom-shape draw:name="Shape 7" draw:style-name="gr5" draw:text-style-name="P7" svg:width="0.213in" svg:height="0.215in" svg:x="2.0307in" svg:y="0.0035in"><text:p/>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6" draw:text-style-name="P4" svg:width="0.0039in" svg:height="0.224in" svg:x="2.1319in" svg:y="0.2189in"><text:p/><draw:enhanced-geometry draw:mirror-horizontal="true" draw:mirror-vertical="false" svg:viewBox="0 0 21600 21600" draw:type="mso-spt32" draw:enhanced-path="M 0 0 L 21600 21600 N"/></draw:custom-shape><draw:custom-shape draw:style-name="gr7" draw:text-style-name="P4" svg:width="0.3094in" svg:height="0.0012in" svg:x="1.9827in" svg:y="0.3154in"><text:p/><draw:enhanced-geometry draw:mirror-horizontal="false" draw:mirror-vertical="false" svg:viewBox="0 0 21600 21600" draw:type="mso-spt32" draw:enhanced-path="M 0 0 L 21600 21600 N"/></draw:custom-shape><draw:custom-shape draw:style-name="gr8" draw:text-style-name="P4" svg:width="0.1689in" svg:height="0.2071in" svg:x="1.9626in" svg:y="0.4409in"><text:p/><draw:enhanced-geometry draw:mirror-horizontal="true" draw:mirror-vertical="false" svg:viewBox="0 0 21600 21600" draw:type="mso-spt32" draw:enhanced-path="M 0 0 L 21600 21600 N"/></draw:custom-shape><draw:custom-shape draw:style-name="gr8" draw:text-style-name="P4" svg:width="0.1697in" svg:height="0.2071in" draw:transform="rotate (-3.14159265358979) translate (2.30347222222222in 0.649305555555556in)"><text:p/><draw:enhanced-geometry draw:mirror-horizontal="false" draw:mirror-vertical="false" svg:viewBox="0 0 21600 21600" draw:type="mso-spt32" draw:enhanced-path="M 0 0 L 21600 21600 N"/></draw:custom-shape></draw:g><draw:custom-shape draw:name="Shape 12" draw:style-name="gr9" draw:text-style-name="P8" svg:width="1.3606in" svg:height="0.376in" svg:x="1.4528in" svg:y="0.539in"><text:p text:style-name="P5"><text:span text:style-name="T2">Administrador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g draw:style-name="gr2"><draw:g draw:style-name="gr2"><draw:custom-shape draw:name="Shape 15" draw:style-name="gr5" draw:text-style-name="P7" svg:width="0.213in" svg:height="0.215in" svg:x="0.578in" svg:y="1.5909in"><text:p/>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6" draw:text-style-name="P4" svg:width="0.0039in" svg:height="0.224in" svg:x="0.6791in" svg:y="1.8071in"><text:p/><draw:enhanced-geometry draw:mirror-horizontal="true" draw:mirror-vertical="false" svg:viewBox="0 0 21600 21600" draw:type="mso-spt32" draw:enhanced-path="M 0 0 L 21600 21600 N"/></draw:custom-shape><draw:custom-shape draw:style-name="gr10" draw:text-style-name="P4" svg:width="0.3087in" svg:height="0.0012in" svg:x="0.5299in" svg:y="1.9035in"><text:p/><draw:enhanced-geometry draw:mirror-horizontal="false" draw:mirror-vertical="false" svg:viewBox="0 0 21600 21600" draw:type="mso-spt32" draw:enhanced-path="M 0 0 L 21600 21600 N"/></draw:custom-shape><draw:custom-shape draw:style-name="gr8" draw:text-style-name="P4" svg:width="0.1689in" svg:height="0.2071in" svg:x="0.5098in" svg:y="2.0291in"><text:p/><draw:enhanced-geometry draw:mirror-horizontal="true" draw:mirror-vertical="false" svg:viewBox="0 0 21600 21600" draw:type="mso-spt32" draw:enhanced-path="M 0 0 L 21600 21600 N"/></draw:custom-shape><draw:custom-shape draw:style-name="gr8" draw:text-style-name="P4" svg:width="0.1689in" svg:height="0.2071in" draw:transform="rotate (-3.14159265358979) translate (0.85in 2.23680555555556in)"><text:p/><draw:enhanced-geometry draw:mirror-horizontal="false" draw:mirror-vertical="false" svg:viewBox="0 0 21600 21600" draw:type="mso-spt32" draw:enhanced-path="M 0 0 L 21600 21600 N"/></draw:custom-shape></draw:g><draw:custom-shape draw:name="Shape 20" draw:style-name="gr11" draw:text-style-name="P8" svg:width="1.3598in" svg:height="0.376in" svg:x="0in" svg:y="2.1272in"><text:p text:style-name="P5"><text:span text:style-name="T2">Visitant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gr12" draw:text-style-name="P4" svg:width="1.0697in" svg:height="0.1449in" svg:x="0.9063in" svg:y="1.9626in"><text:p/><draw:enhanced-geometry draw:mirror-horizontal="false" draw:mirror-vertical="false" draw:text-areas="0 0 ?f5 ?f6" svg:viewBox="0 0 0 0" draw:type="ooxml-curvedConnector3" draw:modifiers="186101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draw:custom-shape draw:style-name="gr13" draw:text-style-name="P4" svg:width="0.6177in" svg:height="0.813in" draw:transform="rotate (1.5707963267949) translate (2.13263888888889in 1.53402777777778in)"><text:p/><draw:enhanced-geometry draw:mirror-horizontal="true" draw:mirror-vertical="false" draw:text-areas="0 0 ?f5 ?f6" svg:viewBox="0 0 0 0" draw:type="ooxml-curvedConnector3" draw:modifiers="-12417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draw:g draw:style-name="gr2"><draw:g draw:style-name="gr2"><draw:custom-shape draw:name="Shape 25" draw:style-name="gr5" draw:text-style-name="P7" svg:width="0.213in" svg:height="0.215in" svg:x="3.7346in" svg:y="0in"><text:p/>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6" draw:text-style-name="P4" svg:width="0.0039in" svg:height="0.224in" svg:x="3.8362in" svg:y="0.2154in"><text:p/><draw:enhanced-geometry draw:mirror-horizontal="true" draw:mirror-vertical="false" svg:viewBox="0 0 21600 21600" draw:type="mso-spt32" draw:enhanced-path="M 0 0 L 21600 21600 N"/></draw:custom-shape><draw:custom-shape draw:style-name="gr10" draw:text-style-name="P4" svg:width="0.3087in" svg:height="0.0012in" svg:x="3.6866in" svg:y="0.3126in"><text:p/><draw:enhanced-geometry draw:mirror-horizontal="false" draw:mirror-vertical="false" svg:viewBox="0 0 21600 21600" draw:type="mso-spt32" draw:enhanced-path="M 0 0 L 21600 21600 N"/></draw:custom-shape><draw:custom-shape draw:style-name="gr8" draw:text-style-name="P4" svg:width="0.1689in" svg:height="0.2071in" svg:x="3.6665in" svg:y="0.4382in"><text:p/><draw:enhanced-geometry draw:mirror-horizontal="true" draw:mirror-vertical="false" svg:viewBox="0 0 21600 21600" draw:type="mso-spt32" draw:enhanced-path="M 0 0 L 21600 21600 N"/></draw:custom-shape><draw:custom-shape draw:style-name="gr8" draw:text-style-name="P4" svg:width="0.1689in" svg:height="0.2071in" draw:transform="rotate (-3.14159265358979) translate (4.00694444444444in 0.645833333333333in)"><text:p/><draw:enhanced-geometry draw:mirror-horizontal="false" draw:mirror-vertical="false" svg:viewBox="0 0 21600 21600" draw:type="mso-spt32" draw:enhanced-path="M 0 0 L 21600 21600 N"/></draw:custom-shape></draw:g><draw:custom-shape draw:name="Shape 30" draw:style-name="gr11" draw:text-style-name="P8" svg:width="1.3598in" svg:height="0.376in" svg:x="3.1571in" svg:y="0.5354in"><text:p text:style-name="P5"><text:span text:style-name="T2">Client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custom-shape draw:style-name="gr14" draw:text-style-name="P4" svg:width="0.6213in" svg:height="0.8906in" draw:transform="rotate (1.5707963267949) translate (2.94652777777778in 1.53402777777778in)"><text:p/><draw:enhanced-geometry draw:mirror-horizontal="false" draw:mirror-vertical="false" draw:text-areas="0 0 ?f5 ?f6" svg:viewBox="0 0 0 0" draw:type="ooxml-curvedConnector3" draw:modifiers="-12081" draw:enhanced-path="M 0 0 C ?f1 0 ?f0 ?f7 ?f0 ?f4 ?f0 ?f3 ?f2 ?f6 ?f5 ?f6 F N"><draw:equation draw:name="f0" draw:formula="logwidth*$0 /100000"/><draw:equation draw:name="f1" draw:formula="(0+?f0 )/2"/><draw:equation draw:name="f2" draw:formula="(logwidth+?f0 )/2"/><draw:equation draw:name="f3" draw:formula="logheight*3/4"/><draw:equation draw:name="f4" draw:formula="logheight/2"/><draw:equation draw:name="f5" draw:formula="logwidth"/><draw:equation draw:name="f6" draw:formula="logheight"/><draw:equation draw:name="f7" draw:formula="logheight/4"/><draw:handle draw:handle-position="?f0 ?f4" draw:handle-range-x-maximum="2147483647" draw:handle-range-x-minimum="-2147483647"/></draw:enhanced-geometry></draw:custom-shape></draw:g></draw:g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t" fo:country="B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t" fo:country="B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fo:font-size="15pt" style:font-size-asian="15pt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page-layout style:name="Mpm1">
      <style:page-layout-properties fo:page-width="8.2681in" fo:page-height="11.6929in" style:num-format="1" style:print-orientation="portrait" fo:margin-top="0in" fo:margin-bottom="0.5in" fo:margin-left="0.5902in" fo:margin-right="1in" fo:background-color="#ffffff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0902in" fo:margin-left="0in" fo:margin-right="0in" fo:margin-top="0.050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2" meta:character-count="19" meta:non-whitespace-character-count="18"/>
    <meta:generator>LibreOfficeDev/6.0.5.2$Linux_X86_64 LibreOffice_project/</meta:generator>
  </office:meta>
</office:document-meta>
</file>